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72.82mm" svg:y="62mm">
            <loext:p draw:notify-on-update-of-ranges="Feuille1.A23:Feuille1.A30 Feuille1.B22:Feuille1.B22 Feuille1.B23:Feuille1.B30 Feuille1.C22:Feuille1.C22 Feuille1.C23:Feuille1.C30 Feuille1.D22:Feuille1.D22 Feuille1.D23:Feuille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.2925" calcext:value-type="float">
            <text:p>614,2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8.5398" calcext:value-type="float">
            <text:p>648,5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8.5619" calcext:value-type="float">
            <text:p>628,56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6.27" calcext:value-type="float">
            <text:p>636,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4.186" calcext:value-type="float">
            <text:p>654,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3.3081" calcext:value-type="float">
            <text:p>613,30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4.817" calcext:value-type="float">
            <text:p>634,8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0.0555" calcext:value-type="float">
            <text:p>650,05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5.4138" calcext:value-type="float">
            <text:p>645,4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6.4137" calcext:value-type="float">
            <text:p>646,4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3.1787" calcext:value-type="float">
            <text:p>613,17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2.525" calcext:value-type="float">
            <text:p>662,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2.7026" calcext:value-type="float">
            <text:p>642,70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2.4833" calcext:value-type="float">
            <text:p>652,48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5.2816" calcext:value-type="float">
            <text:p>645,2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6.6126" calcext:value-type="float">
            <text:p>616,61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2.0726" calcext:value-type="float">
            <text:p>662,07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6.9138" calcext:value-type="float">
            <text:p>616,91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5.6718" calcext:value-type="float">
            <text:p>645,67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8.4528" calcext:value-type="float">
            <text:p>648,4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2.7474" calcext:value-type="float">
            <text:p>612,74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2.0794" calcext:value-type="float">
            <text:p>652,07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0.4057" calcext:value-type="float">
            <text:p>620,40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6.9146" calcext:value-type="float">
            <text:p>626,91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0.5397" calcext:value-type="float">
            <text:p>640,5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6.9572" calcext:value-type="float">
            <text:p>616,95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37.839" calcext:value-type="float">
            <text:p>637,8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9.5543" calcext:value-type="float">
            <text:p>629,55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32.4354" calcext:value-type="float">
            <text:p>632,43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1.4498" calcext:value-type="float">
            <text:p>621,4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.2604" calcext:value-type="float">
            <text:p>662,26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7.0748" calcext:value-type="float">
            <text:p>647,07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50.9477" calcext:value-type="float">
            <text:p>650,94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29.5784" calcext:value-type="float">
            <text:p>629,57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9.1486" calcext:value-type="float">
            <text:p>619,1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9.5067" calcext:value-type="float">
            <text:p>659,50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2.6637" calcext:value-type="float">
            <text:p>652,66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9.6718" calcext:value-type="float">
            <text:p>649,67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2.705" calcext:value-type="float">
            <text:p>622,7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9.1334" calcext:value-type="float">
            <text:p>639,1334</text:p>
          </table:table-cell>
        </table:table-row>
        <table:table-row table:style-name="ro1" table:number-rows-repeated="10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$B3];[.$E3];[.$H3];[.$K3];[.$N3])" office:value-type="float" office:value="614.2925" calcext:value-type="float">
            <text:p>614,2925</text:p>
          </table:table-cell>
          <table:table-cell table:formula="of:=MEDIAN([.$B3];[.$E3];[.$H3];[.$K3];[.$N3])" office:value-type="float" office:value="636.27" calcext:value-type="float">
            <text:p>636,27</text:p>
          </table:table-cell>
          <table:table-cell table:formula="of:=MAX([.$B3];[.$E3];[.$H3];[.$K3];[.$N3])" office:value-type="float" office:value="654.186" calcext:value-type="float">
            <text:p>654,18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[.$B4];[.$E4];[.$H4];[.$K4];[.$N4])" office:value-type="float" office:value="613.3081" calcext:value-type="float">
            <text:p>613,3081</text:p>
          </table:table-cell>
          <table:table-cell table:formula="of:=MEDIAN([.$B4];[.$E4];[.$H4];[.$K4];[.$N4])" office:value-type="float" office:value="645.4138" calcext:value-type="float">
            <text:p>645,4138</text:p>
          </table:table-cell>
          <table:table-cell table:formula="of:=MAX([.$B4];[.$E4];[.$H4];[.$K4];[.$N4])" office:value-type="float" office:value="650.0555" calcext:value-type="float">
            <text:p>650,055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[.$B5];[.$E5];[.$H5];[.$K5];[.$N5])" office:value-type="float" office:value="613.1787" calcext:value-type="float">
            <text:p>613,1787</text:p>
          </table:table-cell>
          <table:table-cell table:formula="of:=MEDIAN([.$B5];[.$E5];[.$H5];[.$K5];[.$N5])" office:value-type="float" office:value="645.2816" calcext:value-type="float">
            <text:p>645,2816</text:p>
          </table:table-cell>
          <table:table-cell table:formula="of:=MAX([.$B5];[.$E5];[.$H5];[.$K5];[.$N5])" office:value-type="float" office:value="662.525" calcext:value-type="float">
            <text:p>662,52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$B6];[.$E6];[.$H6];[.$K6];[.$N6])" office:value-type="float" office:value="616.6126" calcext:value-type="float">
            <text:p>616,6126</text:p>
          </table:table-cell>
          <table:table-cell table:formula="of:=MEDIAN([.$B6];[.$E6];[.$H6];[.$K6];[.$N6])" office:value-type="float" office:value="645.6718" calcext:value-type="float">
            <text:p>645,6718</text:p>
          </table:table-cell>
          <table:table-cell table:formula="of:=MAX([.$B6];[.$E6];[.$H6];[.$K6];[.$N6])" office:value-type="float" office:value="662.0726" calcext:value-type="float">
            <text:p>662,072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$B7];[.$E7];[.$H7];[.$K7];[.$N7])" office:value-type="float" office:value="612.7474" calcext:value-type="float">
            <text:p>612,7474</text:p>
          </table:table-cell>
          <table:table-cell table:formula="of:=MEDIAN([.$B7];[.$E7];[.$H7];[.$K7];[.$N7])" office:value-type="float" office:value="626.9146" calcext:value-type="float">
            <text:p>626,9146</text:p>
          </table:table-cell>
          <table:table-cell table:formula="of:=MAX([.$B7];[.$E7];[.$H7];[.$K7];[.$N7])" office:value-type="float" office:value="652.0794" calcext:value-type="float">
            <text:p>652,079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[.$B8];[.$E8];[.$H8];[.$K8];[.$N8])" office:value-type="float" office:value="616.9572" calcext:value-type="float">
            <text:p>616,9572</text:p>
          </table:table-cell>
          <table:table-cell table:formula="of:=MEDIAN([.$B8];[.$E8];[.$H8];[.$K8];[.$N8])" office:value-type="float" office:value="629.5543" calcext:value-type="float">
            <text:p>629,5543</text:p>
          </table:table-cell>
          <table:table-cell table:formula="of:=MAX([.$B8];[.$E8];[.$H8];[.$K8];[.$N8])" office:value-type="float" office:value="637.839" calcext:value-type="float">
            <text:p>637,83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N([.$B9];[.$E9];[.$H9];[.$K9];[.$N9])" office:value-type="float" office:value="619.1486" calcext:value-type="float">
            <text:p>619,1486</text:p>
          </table:table-cell>
          <table:table-cell table:formula="of:=MEDIAN([.$B9];[.$E9];[.$H9];[.$K9];[.$N9])" office:value-type="float" office:value="647.0748" calcext:value-type="float">
            <text:p>647,0748</text:p>
          </table:table-cell>
          <table:table-cell table:formula="of:=MAX([.$B9];[.$E9];[.$H9];[.$K9];[.$N9])" office:value-type="float" office:value="662.2604" calcext:value-type="float">
            <text:p>662,260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N([.$B10];[.$E10];[.$H10];[.$K10];[.$N10])" office:value-type="float" office:value="622.705" calcext:value-type="float">
            <text:p>622,705</text:p>
          </table:table-cell>
          <table:table-cell table:formula="of:=MEDIAN([.$B10];[.$E10];[.$H10];[.$K10];[.$N10])" office:value-type="float" office:value="649.6718" calcext:value-type="float">
            <text:p>649,6718</text:p>
          </table:table-cell>
          <table:table-cell table:formula="of:=MAX([.$B10];[.$E10];[.$H10];[.$K10];[.$N10])" office:value-type="float" office:value="659.5067" calcext:value-type="float">
            <text:p>659,506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4:56:14.768170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06:45.646147763</meta:creation-date>
    <dc:date>2017-02-19T04:57:06.463076234</dc:date>
    <meta:editing-duration>PT20M6S</meta:editing-duration>
    <meta:editing-cycles>6</meta:editing-cycles>
    <meta:generator>LibreOffice/5.2.2.2$Linux_X86_64 LibreOffice_project/2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777cm" svg:y="0.211cm" chart:style-name="ch2">
          <text:p>A1 : évolution de la durée en fonction du nombre de threads</text:p>
        </chart:title>
        <chart:legend chart:legend-position="end" svg:x="13.36cm" svg:y="3.703cm" style:legend-expansion="high" chart:style-name="ch3"/>
        <chart:plot-area chart:style-name="ch4" table:cell-range-address="Feuille1.A22:Feuille1.D30" chart:data-source-has-labels="both" svg:x="1.331cm" svg:y="1.275cm" svg:width="11.709cm" svg:height="6.564cm">
          <chartooo:coordinate-region svg:x="2.138cm" svg:y="1.474cm" svg:width="10.808cm" svg:height="5.718cm"/>
          <chart:axis chart:dimension="x" chart:name="primary-x" chart:style-name="ch5" chartooo:axis-type="auto">
            <chartooo:date-scale/>
            <chart:title svg:x="6.36cm" svg:y="8.019cm" chart:style-name="ch6">
              <text:p>nb threads</text:p>
            </chart:title>
            <chart:categories table:cell-range-address="Feuille1.A23:Feuille1.A30"/>
          </chart:axis>
          <chart:axis chart:dimension="y" chart:name="primary-y" chart:style-name="ch5">
            <chart:title svg:x="0.451cm" svg:y="5.276cm" chart:style-name="ch7">
              <text:p>temps (s)</text:p>
            </chart:title>
            <chart:grid chart:style-name="ch8" chart:class="major"/>
          </chart:axis>
          <chart:series chart:style-name="ch9" chart:values-cell-range-address="Feuille1.B23:Feuille1.B30" chart:label-cell-address="Feuille1.B22:Feuille1.B22" chart:class="chart:line">
            <chart:data-point chart:repeated="8"/>
          </chart:series>
          <chart:series chart:style-name="ch10" chart:values-cell-range-address="Feuille1.C23:Feuille1.C30" chart:label-cell-address="Feuille1.C22:Feuille1.C22" chart:class="chart:line">
            <chart:data-point chart:repeated="8"/>
          </chart:series>
          <chart:series chart:style-name="ch11" chart:values-cell-range-address="Feuille1.D23:Feuille1.D30" chart:label-cell-address="Feuille1.D22:Feuille1.D2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B22:Feuille1.B22</svg:desc>
                </draw:g>
              </table:table-cell>
              <table:table-cell office:value-type="string">
                <text:p>mediane</text:p>
                <draw:g>
                  <svg:desc>Feuille1.C22:Feuille1.C22</svg:desc>
                </draw:g>
              </table:table-cell>
              <table:table-cell office:value-type="string">
                <text:p>max</text:p>
                <draw:g>
                  <svg:desc>Feuille1.D22:Feuille1.D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23:Feuille1.A30</svg:desc>
                </draw:g>
              </table:table-cell>
              <table:table-cell office:value-type="float" office:value="614.2925">
                <text:p>614.2925</text:p>
                <draw:g>
                  <svg:desc>Feuille1.B23:Feuille1.B30</svg:desc>
                </draw:g>
              </table:table-cell>
              <table:table-cell office:value-type="float" office:value="636.27">
                <text:p>636.27</text:p>
                <draw:g>
                  <svg:desc>Feuille1.C23:Feuille1.C30</svg:desc>
                </draw:g>
              </table:table-cell>
              <table:table-cell office:value-type="float" office:value="654.186">
                <text:p>654.186</text:p>
                <draw:g>
                  <svg:desc>Feuille1.D23:Feuille1.D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3.3081">
                <text:p>613.3081</text:p>
              </table:table-cell>
              <table:table-cell office:value-type="float" office:value="645.4138">
                <text:p>645.4138</text:p>
              </table:table-cell>
              <table:table-cell office:value-type="float" office:value="650.0555">
                <text:p>650.05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13.1787">
                <text:p>613.1787</text:p>
              </table:table-cell>
              <table:table-cell office:value-type="float" office:value="645.2816">
                <text:p>645.2816</text:p>
              </table:table-cell>
              <table:table-cell office:value-type="float" office:value="662.525">
                <text:p>662.5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16.6126">
                <text:p>616.6126</text:p>
              </table:table-cell>
              <table:table-cell office:value-type="float" office:value="645.6718">
                <text:p>645.6718</text:p>
              </table:table-cell>
              <table:table-cell office:value-type="float" office:value="662.0726">
                <text:p>662.07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2.7474">
                <text:p>612.7474</text:p>
              </table:table-cell>
              <table:table-cell office:value-type="float" office:value="626.9146">
                <text:p>626.9146</text:p>
              </table:table-cell>
              <table:table-cell office:value-type="float" office:value="652.0794">
                <text:p>652.07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6.9572">
                <text:p>616.9572</text:p>
              </table:table-cell>
              <table:table-cell office:value-type="float" office:value="629.5543">
                <text:p>629.5543</text:p>
              </table:table-cell>
              <table:table-cell office:value-type="float" office:value="637.839">
                <text:p>637.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19.1486">
                <text:p>619.1486</text:p>
              </table:table-cell>
              <table:table-cell office:value-type="float" office:value="647.0748">
                <text:p>647.0748</text:p>
              </table:table-cell>
              <table:table-cell office:value-type="float" office:value="662.2604">
                <text:p>662.26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2.705">
                <text:p>622.705</text:p>
              </table:table-cell>
              <table:table-cell office:value-type="float" office:value="649.6718">
                <text:p>649.6718</text:p>
              </table:table-cell>
              <table:table-cell office:value-type="float" office:value="659.5067">
                <text:p>659.5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